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8Test_decode.f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F8Test_decode.test_encode_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F8Test_decode.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F8Test_decode.f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F8Test_decod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Test_decode.test_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